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2">
      <style:text-properties officeooo:rsid="0019a93d"/>
    </style:style>
    <style:style style:name="P2" style:family="paragraph" style:parent-style-name="Heading_20_1">
      <style:text-properties officeooo:rsid="0019a93d"/>
    </style:style>
    <style:style style:name="P3" style:family="paragraph" style:parent-style-name="Standard">
      <style:text-properties officeooo:rsid="0019a93d" officeooo:paragraph-rsid="0019a93d"/>
    </style:style>
    <style:style style:name="P4" style:family="paragraph" style:parent-style-name="Standard">
      <style:text-properties officeooo:paragraph-rsid="001a8f90"/>
    </style:style>
    <style:style style:name="T1" style:family="text">
      <style:text-properties officeooo:rsid="001a8f9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p text:style-name="Standard"/>
      <text:p text:style-name="Standard"/>
      <text:h text:style-name="P2" text:outline-level="1">Titre 1A</text:h>
      <text:h text:style-name="P1" text:outline-level="2">Titre 2A</text:h>
      <text:p text:style-name="P3"/>
      <text:h text:style-name="P2" text:outline-level="1">Titre 1B</text:h>
      <text:p text:style-name="Standard"/>
      <text:p text:style-name="Standard"/>
      <text:p text:style-name="Standard"/>
      <text:p text:style-name="Standard"/>
      <text:p text:style-name="P4"><text:span text:style-name="T1">Hello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ry </meta:initial-creator>
    <meta:creation-date>2012-04-05T19:29:57</meta:creation-date>
    <dc:date>2012-04-05T19:33:22</dc:date>
    <dc:creator>tiry </dc:creator>
    <meta:editing-duration>PT00H01M29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1" meta:paragraph-count="5" meta:word-count="10" meta:character-count="47"/>
  </office:meta>
</office:document-meta>
</file>